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dit-g" table:style-name="ta1">
        <table:shapes>
          <draw:frame draw:z-index="0" draw:style-name="gr1" draw:text-style-name="P1" svg:width="6.2988in" svg:height="3.5429in" svg:x="6.2618in" svg:y="1.4614in">
            <draw:object draw:notify-on-update-of-ranges="'credit-g'.A2:'credit-g'.A6 'credit-g'.B1:'credit-g'.B1 'credit-g'.B2:'credit-g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asificadores</text:p>
          </table:table-cell>
          <table:table-cell table:style-name="Default" office:value-type="string" calcext:value-type="string">
            <text:p>%acierto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table:style-name="Default" office:value-type="float" office:value="99.703" calcext:value-type="float">
            <text:p>99.703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723" calcext:value-type="float">
            <text:p>99.723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751" calcext:value-type="float">
            <text:p>99.751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751" calcext:value-type="float">
            <text:p>99.751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734" calcext:value-type="float">
            <text:p>99.734</text:p>
          </table:table-cell>
        </table:table-row>
      </table:table>
      <table:table table:name="breast-cancer" table:style-name="ta1">
        <table:shapes>
          <draw:frame draw:z-index="0" draw:style-name="gr1" draw:text-style-name="P1" svg:width="6.2988in" svg:height="3.5429in" svg:x="4.4839in" svg:y="1.639in">
            <draw:object draw:notify-on-update-of-ranges="'breast-cancer'.A1:'breast-cancer'.A5 'breast-cancer'.B1:'breast-cancer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6608391608392" calcext:value-type="float">
            <text:p>99.6608391608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7517482517483" calcext:value-type="float">
            <text:p>99.7517482517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7272727272727" calcext:value-type="float">
            <text:p>99.727272727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6923076923077" calcext:value-type="float">
            <text:p>99.6923076923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7036713286713" calcext:value-type="float">
            <text:p>99.7036713287</text:p>
          </table:table-cell>
        </table:table-row>
      </table:table>
      <table:table table:name="glass" table:style-name="ta1">
        <table:shapes>
          <draw:frame draw:z-index="0" draw:style-name="gr1" draw:text-style-name="P1" svg:width="6.2988in" svg:height="3.5429in" svg:x="5.3728in" svg:y="1.8169in">
            <draw:object draw:notify-on-update-of-ranges="glass.A1:glass.A5 glass.B1:glass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6495327102804" calcext:value-type="float">
            <text:p>99.6495327103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6542056074766" calcext:value-type="float">
            <text:p>99.6542056075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4906542056075" calcext:value-type="float">
            <text:p>99.4906542056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6401869158879" calcext:value-type="float">
            <text:p>99.6401869159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6039719626168" calcext:value-type="float">
            <text:p>99.6039719626</text:p>
          </table:table-cell>
        </table:table-row>
      </table:table>
      <table:table table:name="segment-test" table:style-name="ta1">
        <table:shapes>
          <draw:frame draw:z-index="0" draw:style-name="gr1" draw:text-style-name="P1" svg:width="6.2988in" svg:height="3.5429in" svg:x="6.2618in" svg:y="1.9949in">
            <draw:object draw:notify-on-update-of-ranges="'segment-test'.A1:'segment-test'.A5 'segment-test'.B1:'segment-test'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ceptron</text:p>
          </table:table-cell>
          <table:table-cell office:value-type="float" office:value="99.941975308642" calcext:value-type="float">
            <text:p>99.9419753086</text:p>
          </table:table-cell>
        </table:table-row>
        <table:table-row table:style-name="ro1">
          <table:table-cell office:value-type="string" calcext:value-type="string">
            <text:p>IBk</text:p>
          </table:table-cell>
          <table:table-cell office:value-type="float" office:value="99.9197530864197" calcext:value-type="float">
            <text:p>99.9197530864</text:p>
          </table:table-cell>
        </table:table-row>
        <table:table-row table:style-name="ro1">
          <table:table-cell office:value-type="string" calcext:value-type="string">
            <text:p>NaiveBayes</text:p>
          </table:table-cell>
          <table:table-cell office:value-type="float" office:value="99.862962962963" calcext:value-type="float">
            <text:p>99.862962963</text:p>
          </table:table-cell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99.9345679012346" calcext:value-type="float">
            <text:p>99.9345679012</text:p>
          </table:table-cell>
        </table:table-row>
        <table:table-row table:style-name="ro1">
          <table:table-cell office:value-type="string" calcext:value-type="string">
            <text:p>Ensemble</text:p>
          </table:table-cell>
          <table:table-cell office:value-type="float" office:value="99.9160493827161" calcext:value-type="float">
            <text:p>99.9160493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00:11:04.524485741</meta:creation-date>
    <dc:date>2014-12-08T00:55:04.052342471</dc:date>
    <meta:editing-duration>PT5M58S</meta:editing-duration>
    <meta:editing-cycles>1</meta:editing-cycles>
    <meta:document-statistic meta:table-count="4" meta:cell-count="42" meta:object-count="4"/>
    <meta:generator>LibreOffice/4.2.5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979cm" svg:y="1.296cm" chart:style-name="ch3">
          <text:p>sobre conjunto credit-g</text:p>
        </chart:subtitle>
        <chart:plot-area chart:style-name="ch4" table:cell-range-address="'credit-g'.A1:'credit-g'.B6" chart:data-source-has-labels="both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credit-g'.A2:'credit-g'.A6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credit-g'.B2:'credit-g'.B6" chart:label-cell-address="'credit-g'.B1:'credit-g'.B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acierto</text:p>
                <draw:g>
                  <svg:desc>'credit-g'.B1:'credit-g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credit-g'.A2:'credit-g'.A6</svg:desc>
                </draw:g>
              </table:table-cell>
              <table:table-cell office:value-type="float" office:value="99.703">
                <text:p>99.703</text:p>
                <draw:g>
                  <svg:desc>'credit-g'.B2:'credit-g'.B6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23">
                <text:p>99.72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751">
                <text:p>99.751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34">
                <text:p>99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233cm" svg:y="1.296cm" chart:style-name="ch3">
          <text:p>sobre el conjunto breast-cancer</text:p>
        </chart:subtitle>
        <chart:plot-area chart:style-name="ch4" table:cell-range-address="'breast-cancer'.A1:'breast-cancer'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26cm" svg:y="8.023cm" chart:style-name="ch6">
              <text:p>Clasificadores </text:p>
            </chart:title>
            <chart:categories table:cell-range-address="'breast-cancer'.A1:'breast-cancer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breast-cancer'.B1:'breast-cancer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breast-cancer'.A1:'breast-cancer'.A5</svg:desc>
                </draw:g>
              </table:table-cell>
              <table:table-cell office:value-type="float" office:value="99.6608391608392">
                <text:p>99.6608391608392</text:p>
                <draw:g>
                  <svg:desc>'breast-cancer'.B1:'breast-cancer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7517482517483">
                <text:p>99.7517482517483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7272727272727">
                <text:p>99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923076923077">
                <text:p>99.6923076923077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7036713286713">
                <text:p>99.7036713286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966cm" svg:y="1.296cm" chart:style-name="ch3">
          <text:p>sobre el conjunto glass</text:p>
        </chart:subtitle>
        <chart:plot-area chart:style-name="ch4" table:cell-range-address="glass.A1:glass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glass.A1:glass.A5"/>
          </chart:axis>
          <chart:axis chart:dimension="y" chart:name="primary-y" chart:style-name="ch7">
            <chart:title svg:x="0.451cm" svg:y="5.892cm" chart:style-name="ch8">
              <text:p>% aciertos</text:p>
            </chart:title>
            <chart:grid chart:style-name="ch9" chart:class="major"/>
          </chart:axis>
          <chart:series chart:style-name="ch10" chart:values-cell-range-address="glass.B1:glass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glass.A1:glass.A5</svg:desc>
                </draw:g>
              </table:table-cell>
              <table:table-cell office:value-type="float" office:value="99.6495327102804">
                <text:p>99.6495327102804</text:p>
                <draw:g>
                  <svg:desc>glass.B1:glass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6542056074766">
                <text:p>99.654205607476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4906542056075">
                <text:p>99.4906542056075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6401869158879">
                <text:p>99.6401869158879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6039719626168">
                <text:p>99.60397196261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9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3cm" svg:y="0.315cm" chart:style-name="ch2">
          <text:p>Ensemble vs Clasificadores</text:p>
        </chart:title>
        <chart:subtitle svg:x="5.298cm" svg:y="1.296cm" chart:style-name="ch3">
          <text:p>sobre el conjunto segment-test</text:p>
        </chart:subtitle>
        <chart:plot-area chart:style-name="ch4" table:cell-range-address="'segment-test'.A1:'segment-test'.B5" chart:data-source-has-labels="column" svg:x="1.328cm" svg:y="2.335cm" svg:width="14.032cm" svg:height="5.507cm">
          <chartooo:coordinate-region svg:x="2.234cm" svg:y="2.532cm" svg:width="13.126cm" svg:height="4.667cm"/>
          <chart:axis chart:dimension="x" chart:name="primary-x" chart:style-name="ch5" chartooo:axis-type="auto">
            <chartooo:date-scale/>
            <chart:title svg:x="7.266cm" svg:y="8.023cm" chart:style-name="ch6">
              <text:p>Clasificadores</text:p>
            </chart:title>
            <chart:categories table:cell-range-address="'segment-test'.A1:'segment-test'.A5"/>
          </chart:axis>
          <chart:axis chart:dimension="y" chart:name="primary-y" chart:style-name="ch7">
            <chart:title svg:x="0.451cm" svg:y="5.813cm" chart:style-name="ch8">
              <text:p>% acierto</text:p>
            </chart:title>
            <chart:grid chart:style-name="ch9" chart:class="major"/>
          </chart:axis>
          <chart:series chart:style-name="ch10" chart:values-cell-range-address="'segment-test'.B1:'segment-test'.B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'segment-test'.A1:'segment-test'.A5</svg:desc>
                </draw:g>
              </table:table-cell>
              <table:table-cell office:value-type="float" office:value="99.941975308642">
                <text:p>99.941975308642</text:p>
                <draw:g>
                  <svg:desc>'segment-test'.B1:'segment-test'.B5</svg:desc>
                </draw:g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9.9197530864197">
                <text:p>99.919753086419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99.862962962963">
                <text:p>99.86296296296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9.9345679012346">
                <text:p>99.9345679012346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9.9160493827161">
                <text:p>99.9160493827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